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text-properties fo:color="#000000" loext:opacity="100%" style:font-name="Noto Mono" fo:font-weight="normal" fo:background-color="transparent" style:font-weight-asian="normal" style:font-weight-complex="normal"/>
    </style:style>
    <style:style style:name="P3" style:family="paragraph" style:parent-style-name="Standard">
      <style:text-properties fo:color="#0c56a7" loext:opacity="100%" style:font-name="Noto Mono" fo:font-weight="normal" fo:background-color="transparent" style:font-weight-asian="normal" style:font-weight-complex="normal"/>
    </style:style>
    <style:style style:name="T1" style:family="text">
      <style:text-properties fo:color="#ce9178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309830" loext:opacity="100%"/>
    </style:style>
    <style:style style:name="T4" style:family="text">
      <style:text-properties fo:color="#309830" loext:opacity="100%" fo:font-weight="bold" style:font-weight-asian="bold" style:font-weight-complex="bold"/>
    </style:style>
    <style:style style:name="T5" style:family="text">
      <style:text-properties fo:color="#0c56a7" loext:opacity="100%"/>
    </style:style>
    <style:style style:name="T6" style:family="text">
      <style:text-properties fo:color="#0c56a7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#0c56a7</text:span></text:p>
      <text:p text:style-name="P2"><text:span text:style-name="T4">#279327</text:span></text:p>
      <text:p text:style-name="P2"><text:span text:style-name="T4"/></text:p>
      <text:p text:style-name="P2"><text:span text:style-name="T4">developer@ccfl6-pc24:</text:span><text:span text:style-name="T6">~/MCA_B22/nsa/Shell</text:span>$ bash exp1.sh</text:p>
      <text:p text:style-name="P2">Read four numbers: </text:p>
      <text:p text:style-name="P2">2 3 4 5</text:p>
      <text:p text:style-name="P2">Sum: 14</text:p>
      <text:p text:style-name="P2">Average: 3.50</text:p>
      <text:p text:style-name="P2">Product: 120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03cm"/>
      <style:text-properties fo:color="#d4d4d4" loext:opacity="100%" style:font-name="Droid Sans Mono" fo:font-family="'Droid Sans Mono', monospace, monospace" fo:font-size="10.5pt" fo:font-weight="normal" fo:background-color="#1e1e1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0:48:23.036639248</meta:creation-date>
    <dc:date>2025-04-01T12:49:08.395162224</dc:date>
    <meta:editing-duration>PT2H4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18" meta:character-count="126" meta:non-whitespace-character-count="115"/>
  </office:meta>
</office:document-meta>
</file>